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62a4" officeooo:paragraph-rsid="001862a4"/>
    </style:style>
    <style:style style:name="P2" style:family="paragraph" style:parent-style-name="Standard">
      <style:text-properties officeooo:rsid="001862a4" officeooo:paragraph-rsid="0019694e"/>
    </style:style>
    <style:style style:name="P3" style:family="paragraph" style:parent-style-name="Standard">
      <style:text-properties officeooo:rsid="001a1667" officeooo:paragraph-rsid="001a1667"/>
    </style:style>
    <style:style style:name="T1" style:family="text">
      <style:text-properties officeooo:rsid="001a16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<text:span text:style-name="T1">3</text:span> Documentation</text:p>
      <text:p text:style-name="P1">Marcus Casey</text:p>
      <text:p text:style-name="P1">Section 1103</text:p>
      <text:p text:style-name="P1"/>
      <text:p text:style-name="P1"/>
      <text:p text:style-name="P1"/>
      <text:p text:style-name="P1"/>
      <text:p text:style-name="P1"/>
      <text:p text:style-name="P1"/>
      <text:p text:style-name="P2">For this project the purpose was <text:span text:style-name="T1">to take project 2 and add more data as well as more functionality by using pointers,and ADTs. All data manipulation for arrays must have been used with pointers. </text:span></text:p>
      <text:p text:style-name="P2"/>
      <text:p text:style-name="P3">I struggled with this project due to a busy schedule as well as making really stupid mistakes. I had to submit it late as I wasn’t able to get free Friday to finish up my assignment. The stupid mistakes I kept on making was incorrect references to structs, using the wrong struct, not understanding how pointers actually worked, and forgetting to change function parameters. I think if I wasn’t so rushed I probably wouldn’t of made most of these mistakes initially. I did get it working in the long run, although my data input isn’t as nice as I would like however the numbers appear to be working correctly in my testing. Even though this was expanding on a project it was much harder than I thought it would be. I got it figured out in the long run though and if I was to do this project again it probably would of only taken an hour. </text:p>
      <text:p text:style-name="P2"/>
      <text:p text:style-name="P3">I will be spending more time on projects following this one, I did not allocate enough time this week as we had been doing review projects and I had scheduled my week really badly to accompany the increase in difficulty for this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21:38:37.842057020</meta:creation-date>
    <dc:date>2016-10-08T21:37:28.487006262</dc:date>
    <meta:editing-duration>PT14M45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6" meta:word-count="241" meta:character-count="1317" meta:non-whitespace-character-count="1080"/>
  </office:meta>
</office:document-meta>
</file>